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.2563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1.1256in"/>
    </style:style>
    <style:style style:name="co4" style:family="table-column">
      <style:table-column-properties fo:break-before="auto" style:column-width="1.0638in"/>
    </style:style>
    <style:style style:name="co5" style:family="table-column">
      <style:table-column-properties fo:break-before="auto" style:column-width="1.0563in"/>
    </style:style>
    <style:style style:name="co6" style:family="table-column">
      <style:table-column-properties fo:break-before="auto" style:column-width="2.1055in"/>
    </style:style>
    <style:style style:name="ro1" style:family="table-row">
      <style:table-row-properties style:row-height="0.266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9pt" style:language-asian="zh" style:country-asian="CN" style:font-style-asian="normal" style:font-weight-asian="normal" style:font-name-complex="Liberation Mono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h" style:country-asian="CN" style:font-style-asian="normal" style:font-weight-asian="normal" style:font-name-complex="DejaVu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font-name="Liberation Sans" fo:font-size="9pt" fo:font-weight="normal" style:font-size-asian="9pt" style:font-weight-asian="normal" style:font-size-complex="9pt" style:font-weight-complex="normal"/>
    </style:style>
    <style:style style:name="ce4" style:family="table-cell" style:parent-style-name="Default">
      <style:text-properties style:font-name="Liberation Sans"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weight="normal" style:font-weight-asian="normal" style:font-weight-complex="normal"/>
    </style:style>
    <style:style style:name="ce6" style:family="table-cell" style:parent-style-name="Default" style:data-style-name="N11">
      <style:text-properties style:font-name="Liberation Sans" fo:font-weight="normal" style:font-weight-asian="normal" style:font-weight-complex="normal"/>
    </style:style>
    <style:style style:name="T1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6"/>
        <table:table-column table:style-name="co6" table:number-columns-repeated="1019" table:default-cell-style-name="ce4"/>
        <table:table-row table:style-name="ro1">
          <table:table-cell table:style-name="ce1" office:value-type="string" calcext:value-type="string">
            <text:p>&gt; Profile Hénon-Heiles</text:p>
          </table:table-cell>
          <table:table-cell office:value-type="float" office:value="1" calcext:value-type="float">
            <text:p>1</text:p>
          </table:table-cell>
          <table:table-cell office:value-type="float" office:value="3295" calcext:value-type="float">
            <text:p>3295</text:p>
          </table:table-cell>
          <table:table-cell office:value-type="string" calcext:value-type="string">
            <text:p>±128.7</text:p>
          </table:table-cell>
          <table:table-cell table:formula="of:=NUMBERVALUE(SUBSTITUTE([.D1];&quot;±&quot;;&quot;&quot;);&quot;.&quot;)/[.C1]" office:value-type="percentage" office:value="0.0390591805766313" calcext:value-type="percentage">
            <text:p>3.91%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/>&gt; Profile Hénon-Heiles (shiftInvert)</text:p>
          </table:table-cell>
          <table:table-cell office:value-type="float" office:value="1" calcext:value-type="float">
            <text:p>1</text:p>
          </table:table-cell>
          <table:table-cell office:value-type="float" office:value="8799.9" calcext:value-type="float">
            <text:p>8799.9</text:p>
          </table:table-cell>
          <table:table-cell office:value-type="string" calcext:value-type="string">
            <text:p>±220.3</text:p>
          </table:table-cell>
          <table:table-cell table:formula="of:=NUMBERVALUE(SUBSTITUTE([.D2];&quot;±&quot;;&quot;&quot;);&quot;.&quot;)/[.C2]" office:value-type="percentage" office:value="0.0250343753906294" calcext:value-type="percentage">
            <text:p>2.50%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2" office:value-type="string" calcext:value-type="string">
            <text:p>construct grid and solve one-dimensional problems</text:p>
          </table:table-cell>
          <table:table-cell office:value-type="float" office:value="1" calcext:value-type="float">
            <text:p>1</text:p>
          </table:table-cell>
          <table:table-cell office:value-type="float" office:value="531.2" calcext:value-type="float">
            <text:p>531.2</text:p>
          </table:table-cell>
          <table:table-cell office:value-type="string" calcext:value-type="string">
            <text:p>±24.0</text:p>
          </table:table-cell>
          <table:table-cell table:formula="of:=NUMBERVALUE(SUBSTITUTE([.D4];&quot;±&quot;;&quot;&quot;);&quot;.&quot;)/[.C4]" office:value-type="percentage" office:value="0.0451807228915663" calcext:value-type="percentage">
            <text:p>4.52%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 text:c="2"/>finding a basis on a single grid line</text:p>
          </table:table-cell>
          <table:table-cell office:value-type="float" office:value="128" calcext:value-type="float">
            <text:p>128</text:p>
          </table:table-cell>
          <table:table-cell office:value-type="float" office:value="435.8" calcext:value-type="float">
            <text:p>435.8</text:p>
          </table:table-cell>
          <table:table-cell office:value-type="string" calcext:value-type="string">
            <text:p>±21.9</text:p>
          </table:table-cell>
          <table:table-cell table:formula="of:=NUMBERVALUE(SUBSTITUTE([.D5];&quot;±&quot;;&quot;&quot;);&quot;.&quot;)/[.C5]" office:value-type="percentage" office:value="0.0502524093620927" calcext:value-type="percentage">
            <text:p>5.03%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 text:c="2"/>evaluate each eigenfunction in all grid points</text:p>
          </table:table-cell>
          <table:table-cell office:value-type="float" office:value="6144" calcext:value-type="float">
            <text:p>614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±1.9</text:p>
          </table:table-cell>
          <table:table-cell table:formula="of:=NUMBERVALUE(SUBSTITUTE([.D6];&quot;±&quot;;&quot;&quot;);&quot;.&quot;)/[.C6]" office:value-type="percentage" office:value="0.0213483146067416" calcext:value-type="percentage">
            <text:p>2.13%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computing eigenvalues</text:p>
          </table:table-cell>
          <table:table-cell office:value-type="float" office:value="1" calcext:value-type="float">
            <text:p>1</text:p>
          </table:table-cell>
          <table:table-cell office:value-type="float" office:value="2772.3" calcext:value-type="float">
            <text:p>2772.3</text:p>
          </table:table-cell>
          <table:table-cell office:value-type="string" calcext:value-type="string">
            <text:p>±114.2</text:p>
          </table:table-cell>
          <table:table-cell table:formula="of:=NUMBERVALUE(SUBSTITUTE([.D8];&quot;±&quot;;&quot;&quot;);&quot;.&quot;)/[.C8]" office:value-type="percentage" office:value="0.0411932330555856" calcext:value-type="percentage">
            <text:p>4.12%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 text:c="2"/>SPECTRA compute eigenvalues</text:p>
          </table:table-cell>
          <table:table-cell office:value-type="float" office:value="1" calcext:value-type="float">
            <text:p>1</text:p>
          </table:table-cell>
          <table:table-cell office:value-type="float" office:value="2655.8" calcext:value-type="float">
            <text:p>2655.8</text:p>
          </table:table-cell>
          <table:table-cell office:value-type="string" calcext:value-type="string">
            <text:p>±112.7</text:p>
          </table:table-cell>
          <table:table-cell table:formula="of:=NUMBERVALUE(SUBSTITUTE([.D9];&quot;±&quot;;&quot;&quot;);&quot;.&quot;)/[.C9]" office:value-type="percentage" office:value="0.0424354243542435" calcext:value-type="percentage">
            <text:p>4.24%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 text:c="4"/>perform operation</text:p>
          </table:table-cell>
          <table:table-cell office:value-type="float" office:value="1316" calcext:value-type="float">
            <text:p>1316</text:p>
          </table:table-cell>
          <table:table-cell office:value-type="float" office:value="1151.1" calcext:value-type="float">
            <text:p>1151.1</text:p>
          </table:table-cell>
          <table:table-cell office:value-type="string" calcext:value-type="string">
            <text:p>±38.0</text:p>
          </table:table-cell>
          <table:table-cell table:formula="of:=NUMBERVALUE(SUBSTITUTE([.D10];&quot;±&quot;;&quot;&quot;);&quot;.&quot;)/[.C10]" office:value-type="percentage" office:value="0.0330119016592824" calcext:value-type="percentage">
            <text:p>3.30%</text:p>
          </table:table-cell>
          <table:table-cell table:number-columns-repeated="1019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<text:span text:style-name="T1">computing eigenvalues</text:span> (shiftInvert)</text:p>
          </table:table-cell>
          <table:table-cell office:value-type="float" office:value="1" calcext:value-type="float">
            <text:p>1</text:p>
          </table:table-cell>
          <table:table-cell office:value-type="float" office:value="8289.2" calcext:value-type="float">
            <text:p>8289.2</text:p>
          </table:table-cell>
          <table:table-cell office:value-type="string" calcext:value-type="string">
            <text:p>±210.4</text:p>
          </table:table-cell>
          <table:table-cell table:formula="of:=NUMBERVALUE(SUBSTITUTE([.D12];&quot;±&quot;;&quot;&quot;);&quot;.&quot;)/[.C12]" office:value-type="percentage" office:value="0.0253824253245186" calcext:value-type="percentage">
            <text:p>2.54%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 text:c="2"/>compute LU-decomposition</text:p>
          </table:table-cell>
          <table:table-cell office:value-type="float" office:value="1" calcext:value-type="float">
            <text:p>1</text:p>
          </table:table-cell>
          <table:table-cell office:value-type="float" office:value="3731.3" calcext:value-type="float">
            <text:p>3731.3</text:p>
          </table:table-cell>
          <table:table-cell office:value-type="string" calcext:value-type="string">
            <text:p>±168.7</text:p>
          </table:table-cell>
          <table:table-cell table:formula="of:=NUMBERVALUE(SUBSTITUTE([.D13];&quot;±&quot;;&quot;&quot;);&quot;.&quot;)/[.C13]" office:value-type="percentage" office:value="0.0452121244606437" calcext:value-type="percentage">
            <text:p>4.52%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 text:c="2"/>SPECTRA compute eigenvalues</text:p>
          </table:table-cell>
          <table:table-cell office:value-type="float" office:value="1" calcext:value-type="float">
            <text:p>1</text:p>
          </table:table-cell>
          <table:table-cell office:value-type="float" office:value="4529.4" calcext:value-type="float">
            <text:p>4529.4</text:p>
          </table:table-cell>
          <table:table-cell office:value-type="string" calcext:value-type="string">
            <text:p>±144.8</text:p>
          </table:table-cell>
          <table:table-cell table:formula="of:=NUMBERVALUE(SUBSTITUTE([.D14];&quot;±&quot;;&quot;&quot;);&quot;.&quot;)/[.C14]" office:value-type="percentage" office:value="0.031968914204972" calcext:value-type="percentage">
            <text:p>3.20%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<text:s text:c="4"/>perform operation</text:p>
          </table:table-cell>
          <table:table-cell office:value-type="float" office:value="353" calcext:value-type="float">
            <text:p>353</text:p>
          </table:table-cell>
          <table:table-cell office:value-type="float" office:value="4165.6" calcext:value-type="float">
            <text:p>4165.6</text:p>
          </table:table-cell>
          <table:table-cell office:value-type="string" calcext:value-type="string">
            <text:p>±139.7</text:p>
          </table:table-cell>
          <table:table-cell table:formula="of:=NUMBERVALUE(SUBSTITUTE([.D15];&quot;±&quot;;&quot;&quot;);&quot;.&quot;)/[.C15]" office:value-type="percentage" office:value="0.0335365853658537" calcext:value-type="percentage">
            <text:p>3.35%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<text:s/>&gt; Profile Hénon-Heiles</text:p>
          </table:table-cell>
          <table:table-cell office:value-type="float" office:value="1" calcext:value-type="float">
            <text:p>1</text:p>
          </table:table-cell>
          <table:table-cell office:value-type="float" office:value="3295" calcext:value-type="float">
            <text:p>3295</text:p>
          </table:table-cell>
          <table:table-cell office:value-type="string" calcext:value-type="string">
            <text:p>±12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&gt; Profile Hénon-Heiles &gt; construct Schrodinger</text:p>
          </table:table-cell>
          <table:table-cell office:value-type="float" office:value="1" calcext:value-type="float">
            <text:p>1</text:p>
          </table:table-cell>
          <table:table-cell office:value-type="float" office:value="531.2" calcext:value-type="float">
            <text:p>531.2</text:p>
          </table:table-cell>
          <table:table-cell office:value-type="string" calcext:value-type="string">
            <text:p>±24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&gt; Profile Hénon-Heiles &gt; construct Schrodinger &gt; Schrodinger::Schrodinger</text:p>
          </table:table-cell>
          <table:table-cell office:value-type="float" office:value="1" calcext:value-type="float">
            <text:p>1</text:p>
          </table:table-cell>
          <table:table-cell office:value-type="float" office:value="531.2" calcext:value-type="float">
            <text:p>531.2</text:p>
          </table:table-cell>
          <table:table-cell office:value-type="string" calcext:value-type="string">
            <text:p>±24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&gt; Profile Hénon-Heiles &gt; construct Schrodinger &gt; Schrodinger::Schrodinger &gt; Schrodinger::computeThread</text:p>
          </table:table-cell>
          <table:table-cell office:value-type="float" office:value="128" calcext:value-type="float">
            <text:p>128</text:p>
          </table:table-cell>
          <table:table-cell office:value-type="float" office:value="435.8" calcext:value-type="float">
            <text:p>435.8</text:p>
          </table:table-cell>
          <table:table-cell office:value-type="string" calcext:value-type="string">
            <text:p>±21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&gt; Profile Hénon-Heiles &gt; construct Schrodinger &gt; Schrodinger::Schrodinger &gt; Schrodinger::computeThread &gt; Matslise::Sector::calculateTCoeffs</text:p>
          </table:table-cell>
          <table:table-cell office:value-type="float" office:value="5219" calcext:value-type="float">
            <text:p>5219</text:p>
          </table:table-cell>
          <table:table-cell office:value-type="float" office:value="27.6" calcext:value-type="float">
            <text:p>27.6</text:p>
          </table:table-cell>
          <table:table-cell office:value-type="string" calcext:value-type="string">
            <text:p>±2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&gt; Profile Hénon-Heiles &gt; construct Schrodinger &gt; Schrodinger::Schrodinger &gt; Schrodinger::computeThread &gt; Matslise::eigenvaluesByIndex</text:p>
          </table:table-cell>
          <table:table-cell office:value-type="float" office:value="128" calcext:value-type="float">
            <text:p>128</text:p>
          </table:table-cell>
          <table:table-cell office:value-type="float" office:value="380.2" calcext:value-type="float">
            <text:p>380.2</text:p>
          </table:table-cell>
          <table:table-cell office:value-type="string" calcext:value-type="string">
            <text:p>±19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&gt; Profile Hénon-Heiles &gt; construct Schrodinger &gt; Schrodinger::Schrodinger &gt; Schrodinger::computeThread &gt; Matslise::eigenvaluesByIndex &gt; Matslise::matchingError</text:p>
          </table:table-cell>
          <table:table-cell office:value-type="float" office:value="58130" calcext:value-type="float">
            <text:p>58130</text:p>
          </table:table-cell>
          <table:table-cell office:value-type="float" office:value="355.8" calcext:value-type="float">
            <text:p>355.8</text:p>
          </table:table-cell>
          <table:table-cell office:value-type="string" calcext:value-type="string">
            <text:p>±17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&gt; Profile Hénon-Heiles &gt; construct Schrodinger &gt; Schrodinger::Schrodinger &gt; Schrodinger::computeThread &gt; Matslise::eigenvaluesByIndex &gt; Matslise::matchingError &gt; Matslise::propagate</text:p>
          </table:table-cell>
          <table:table-cell office:value-type="float" office:value="116260" calcext:value-type="float">
            <text:p>116260</text:p>
          </table:table-cell>
          <table:table-cell office:value-type="float" office:value="296.8" calcext:value-type="float">
            <text:p>296.8</text:p>
          </table:table-cell>
          <table:table-cell office:value-type="string" calcext:value-type="string">
            <text:p>±12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&gt; Profile Hénon-Heiles &gt; construct Schrodinger &gt; Schrodinger::Schrodinger &gt; Evaluate Matslise::Eigenfunction::operator()(Array)</text:p>
          </table:table-cell>
          <table:table-cell office:value-type="float" office:value="6144" calcext:value-type="float">
            <text:p>6144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±1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&gt; Profile Hénon-Heiles &gt; calculate eigenvalues</text:p>
          </table:table-cell>
          <table:table-cell office:value-type="float" office:value="1" calcext:value-type="float">
            <text:p>1</text:p>
          </table:table-cell>
          <table:table-cell office:value-type="float" office:value="2772.3" calcext:value-type="float">
            <text:p>2772.3</text:p>
          </table:table-cell>
          <table:table-cell office:value-type="string" calcext:value-type="string">
            <text:p>±114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&gt; Profile Hénon-Heiles &gt; calculate eigenvalues &gt; Sparse eigenpairs</text:p>
          </table:table-cell>
          <table:table-cell office:value-type="float" office:value="1" calcext:value-type="float">
            <text:p>1</text:p>
          </table:table-cell>
          <table:table-cell office:value-type="float" office:value="2772.3" calcext:value-type="float">
            <text:p>2772.3</text:p>
          </table:table-cell>
          <table:table-cell office:value-type="string" calcext:value-type="string">
            <text:p>±114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&gt; Profile Hénon-Heiles &gt; calculate eigenvalues &gt; Sparse eigenpairs &gt; SPECTRA select smallest</text:p>
          </table:table-cell>
          <table:table-cell office:value-type="float" office:value="1" calcext:value-type="float">
            <text:p>1</text:p>
          </table:table-cell>
          <table:table-cell office:value-type="float" office:value="2702.5" calcext:value-type="float">
            <text:p>2702.5</text:p>
          </table:table-cell>
          <table:table-cell office:value-type="string" calcext:value-type="string">
            <text:p>±11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&gt; Profile Hénon-Heiles &gt; calculate eigenvalues &gt; Sparse eigenpairs &gt; SPECTRA select smallest &gt; SPECTRA init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±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&gt; Profile Hénon-Heiles &gt; calculate eigenvalues &gt; Sparse eigenpairs &gt; SPECTRA select smallest &gt; SPECTRA init &gt; SPECTRA perform_op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±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&gt; Profile Hénon-Heiles &gt; calculate eigenvalues &gt; Sparse eigenpairs &gt; SPECTRA select smallest &gt; SPECTRA init &gt; SPECTRA perform_op &gt; SPECTRA deflate forward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±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&gt; Profile Hénon-Heiles &gt; calculate eigenvalues &gt; Sparse eigenpairs &gt; SPECTRA select smallest &gt; SPECTRA compute</text:p>
          </table:table-cell>
          <table:table-cell office:value-type="float" office:value="1" calcext:value-type="float">
            <text:p>1</text:p>
          </table:table-cell>
          <table:table-cell office:value-type="float" office:value="2655.8" calcext:value-type="float">
            <text:p>2655.8</text:p>
          </table:table-cell>
          <table:table-cell office:value-type="string" calcext:value-type="string">
            <text:p>±112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&gt; Profile Hénon-Heiles &gt; calculate eigenvalues &gt; Sparse eigenpairs &gt; SPECTRA select smallest &gt; SPECTRA compute &gt; SPECTRA perform_op</text:p>
          </table:table-cell>
          <table:table-cell office:value-type="float" office:value="1316" calcext:value-type="float">
            <text:p>1316</text:p>
          </table:table-cell>
          <table:table-cell office:value-type="float" office:value="1151.1" calcext:value-type="float">
            <text:p>1151.1</text:p>
          </table:table-cell>
          <table:table-cell office:value-type="string" calcext:value-type="string">
            <text:p>±38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&gt; Profile Hénon-Heiles &gt; calculate eigenvalues &gt; Sparse eigenpairs &gt; SPECTRA select smallest &gt; SPECTRA compute &gt; SPECTRA perform_op &gt; SPECTRA deflate forward</text:p>
          </table:table-cell>
          <table:table-cell office:value-type="float" office:value="5264" calcext:value-type="float">
            <text:p>5264</text:p>
          </table:table-cell>
          <table:table-cell office:value-type="float" office:value="490.2" calcext:value-type="float">
            <text:p>490.2</text:p>
          </table:table-cell>
          <table:table-cell office:value-type="string" calcext:value-type="string">
            <text:p>±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&gt; Profile Hénon-Heiles &gt; calculate eigenvalues &gt; Sparse eigenpairs &gt; Collect eigenvalues</text:p>
          </table:table-cell>
          <table:table-cell office:value-type="float" office:value="1" calcext:value-type="float">
            <text:p>1</text:p>
          </table:table-cell>
          <table:table-cell office:value-type="float" office:value="32.9" calcext:value-type="float">
            <text:p>32.9</text:p>
          </table:table-cell>
          <table:table-cell office:value-type="string" calcext:value-type="string">
            <text:p>±2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&gt; Profile Hénon-Heiles &gt; check eigenvalu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±0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&gt; Profile Hénon-Heiles (shiftInvert)</text:p>
          </table:table-cell>
          <table:table-cell office:value-type="float" office:value="1" calcext:value-type="float">
            <text:p>1</text:p>
          </table:table-cell>
          <table:table-cell office:value-type="float" office:value="8799.9" calcext:value-type="float">
            <text:p>8799.9</text:p>
          </table:table-cell>
          <table:table-cell office:value-type="string" calcext:value-type="string">
            <text:p>±22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&gt; Profile Hénon-Heiles (shiftInvert) &gt; construct Schrodinger</text:p>
          </table:table-cell>
          <table:table-cell office:value-type="float" office:value="1" calcext:value-type="float">
            <text:p>1</text:p>
          </table:table-cell>
          <table:table-cell office:value-type="float" office:value="510.8" calcext:value-type="float">
            <text:p>510.8</text:p>
          </table:table-cell>
          <table:table-cell office:value-type="string" calcext:value-type="string">
            <text:p>±1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&gt; Profile Hénon-Heiles (shiftInvert) &gt; construct Schrodinger &gt; Schrodinger::Schrodinger</text:p>
          </table:table-cell>
          <table:table-cell office:value-type="float" office:value="1" calcext:value-type="float">
            <text:p>1</text:p>
          </table:table-cell>
          <table:table-cell office:value-type="float" office:value="510.8" calcext:value-type="float">
            <text:p>510.8</text:p>
          </table:table-cell>
          <table:table-cell office:value-type="string" calcext:value-type="string">
            <text:p>±13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&gt; Profile Hénon-Heiles (shiftInvert) &gt; construct Schrodinger &gt; Schrodinger::Schrodinger &gt; Schrodinger::computeThread</text:p>
          </table:table-cell>
          <table:table-cell office:value-type="float" office:value="128" calcext:value-type="float">
            <text:p>128</text:p>
          </table:table-cell>
          <table:table-cell office:value-type="float" office:value="415.2" calcext:value-type="float">
            <text:p>415.2</text:p>
          </table:table-cell>
          <table:table-cell office:value-type="string" calcext:value-type="string">
            <text:p>±1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&gt; Profile Hénon-Heiles (shiftInvert) &gt; construct Schrodinger &gt; Schrodinger::Schrodinger &gt; Schrodinger::computeThread &gt; Matslise::Sector::calculateTCoeffs</text:p>
          </table:table-cell>
          <table:table-cell office:value-type="float" office:value="5219" calcext:value-type="float">
            <text:p>5219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±1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&gt; Profile Hénon-Heiles (shiftInvert) &gt; construct Schrodinger &gt; Schrodinger::Schrodinger &gt; Schrodinger::computeThread &gt; Matslise::eigenvaluesByIndex</text:p>
          </table:table-cell>
          <table:table-cell office:value-type="float" office:value="128" calcext:value-type="float">
            <text:p>128</text:p>
          </table:table-cell>
          <table:table-cell office:value-type="float" office:value="369.6" calcext:value-type="float">
            <text:p>369.6</text:p>
          </table:table-cell>
          <table:table-cell office:value-type="string" calcext:value-type="string">
            <text:p>±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&gt; Profile Hénon-Heiles (shiftInvert) &gt; construct Schrodinger &gt; Schrodinger::Schrodinger &gt; Schrodinger::computeThread &gt; Matslise::eigenvaluesByIndex &gt; Matslise::matchingError</text:p>
          </table:table-cell>
          <table:table-cell office:value-type="float" office:value="58130" calcext:value-type="float">
            <text:p>58130</text:p>
          </table:table-cell>
          <table:table-cell office:value-type="float" office:value="345.2" calcext:value-type="float">
            <text:p>345.2</text:p>
          </table:table-cell>
          <table:table-cell office:value-type="string" calcext:value-type="string">
            <text:p>±9.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&gt; Profile Hénon-Heiles (shiftInvert) &gt; construct Schrodinger &gt; Schrodinger::Schrodinger &gt; Schrodinger::computeThread &gt; Matslise::eigenvaluesByIndex &gt; Matslise::matchingError &gt; Matslise::propagate</text:p>
          </table:table-cell>
          <table:table-cell office:value-type="float" office:value="116260" calcext:value-type="float">
            <text:p>116260</text:p>
          </table:table-cell>
          <table:table-cell office:value-type="float" office:value="287.7" calcext:value-type="float">
            <text:p>287.7</text:p>
          </table:table-cell>
          <table:table-cell office:value-type="string" calcext:value-type="string">
            <text:p>±7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&gt; Profile Hénon-Heiles (shiftInvert) &gt; construct Schrodinger &gt; Schrodinger::Schrodinger &gt; Evaluate Matslise::Eigenfunction::operator()(Array)</text:p>
          </table:table-cell>
          <table:table-cell office:value-type="float" office:value="6144" calcext:value-type="float">
            <text:p>6144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±2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&gt; Profile Hénon-Heiles (shiftInvert) &gt; calculate eigenvalues</text:p>
          </table:table-cell>
          <table:table-cell office:value-type="float" office:value="1" calcext:value-type="float">
            <text:p>1</text:p>
          </table:table-cell>
          <table:table-cell office:value-type="float" office:value="8289.2" calcext:value-type="float">
            <text:p>8289.2</text:p>
          </table:table-cell>
          <table:table-cell office:value-type="string" calcext:value-type="string">
            <text:p>±21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&gt; Profile Hénon-Heiles (shiftInvert) &gt; calculate eigenvalues &gt; Sparse eigenpairs</text:p>
          </table:table-cell>
          <table:table-cell office:value-type="float" office:value="1" calcext:value-type="float">
            <text:p>1</text:p>
          </table:table-cell>
          <table:table-cell office:value-type="float" office:value="8289.2" calcext:value-type="float">
            <text:p>8289.2</text:p>
          </table:table-cell>
          <table:table-cell office:value-type="string" calcext:value-type="string">
            <text:p>±210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&gt; Profile Hénon-Heiles (shiftInvert) &gt; calculate eigenvalues &gt; Sparse eigenpairs &gt; SPECTRA shift invert</text:p>
          </table:table-cell>
          <table:table-cell office:value-type="float" office:value="1" calcext:value-type="float">
            <text:p>1</text:p>
          </table:table-cell>
          <table:table-cell office:value-type="float" office:value="8226.4" calcext:value-type="float">
            <text:p>8226.4</text:p>
          </table:table-cell>
          <table:table-cell office:value-type="string" calcext:value-type="string">
            <text:p>±208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&gt; Profile Hénon-Heiles (shiftInvert) &gt; calculate eigenvalues &gt; Sparse eigenpairs &gt; SPECTRA shift invert &gt; SPECTRA set_shift</text:p>
          </table:table-cell>
          <table:table-cell office:value-type="float" office:value="1" calcext:value-type="float">
            <text:p>1</text:p>
          </table:table-cell>
          <table:table-cell office:value-type="float" office:value="3731.3" calcext:value-type="float">
            <text:p>3731.3</text:p>
          </table:table-cell>
          <table:table-cell office:value-type="string" calcext:value-type="string">
            <text:p>±168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&gt; Profile Hénon-Heiles (shiftInvert) &gt; calculate eigenvalues &gt; Sparse eigenpairs &gt; SPECTRA shift invert &gt; SPECTRA init</text:p>
          </table:table-cell>
          <table:table-cell office:value-type="float" office:value="1" calcext:value-type="float">
            <text:p>1</text:p>
          </table:table-cell>
          <table:table-cell office:value-type="float" office:value="28.1" calcext:value-type="float">
            <text:p>28.1</text:p>
          </table:table-cell>
          <table:table-cell office:value-type="string" calcext:value-type="string">
            <text:p>±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&gt; Profile Hénon-Heiles (shiftInvert) &gt; calculate eigenvalues &gt; Sparse eigenpairs &gt; SPECTRA shift invert &gt; SPECTRA init &gt; SPECTRA perform_op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±5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&gt; Profile Hénon-Heiles (shiftInvert) &gt; calculate eigenvalues &gt; Sparse eigenpairs &gt; SPECTRA shift invert &gt; SPECTRA init &gt; SPECTRA perform_op &gt; SPECTRA deflate forward</text:p>
          </table:table-cell>
          <table:table-cell office:value-type="float" office:value="8" calcext:value-type="float">
            <text:p>8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±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&gt; Profile Hénon-Heiles (shiftInvert) &gt; calculate eigenvalues &gt; Sparse eigenpairs &gt; SPECTRA shift invert &gt; SPECTRA compute</text:p>
          </table:table-cell>
          <table:table-cell office:value-type="float" office:value="1" calcext:value-type="float">
            <text:p>1</text:p>
          </table:table-cell>
          <table:table-cell office:value-type="float" office:value="4529.4" calcext:value-type="float">
            <text:p>4529.4</text:p>
          </table:table-cell>
          <table:table-cell office:value-type="string" calcext:value-type="string">
            <text:p>±144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&gt; Profile Hénon-Heiles (shiftInvert) &gt; calculate eigenvalues &gt; Sparse eigenpairs &gt; SPECTRA shift invert &gt; SPECTRA compute &gt; SPECTRA perform_op</text:p>
          </table:table-cell>
          <table:table-cell office:value-type="float" office:value="353" calcext:value-type="float">
            <text:p>353</text:p>
          </table:table-cell>
          <table:table-cell office:value-type="float" office:value="4165.6" calcext:value-type="float">
            <text:p>4165.6</text:p>
          </table:table-cell>
          <table:table-cell office:value-type="string" calcext:value-type="string">
            <text:p>±139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&gt; Profile Hénon-Heiles (shiftInvert) &gt; calculate eigenvalues &gt; Sparse eigenpairs &gt; SPECTRA shift invert &gt; SPECTRA compute &gt; SPECTRA perform_op &gt; SPECTRA deflate forward</text:p>
          </table:table-cell>
          <table:table-cell office:value-type="float" office:value="1412" calcext:value-type="float">
            <text:p>1412</text:p>
          </table:table-cell>
          <table:table-cell office:value-type="float" office:value="141.6" calcext:value-type="float">
            <text:p>141.6</text:p>
          </table:table-cell>
          <table:table-cell office:value-type="string" calcext:value-type="string">
            <text:p>±4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&gt; Profile Hénon-Heiles (shiftInvert) &gt; calculate eigenvalues &gt; Sparse eigenpairs &gt; Collect eigenvalues</text:p>
          </table:table-cell>
          <table:table-cell office:value-type="float" office:value="1" calcext:value-type="float">
            <text:p>1</text:p>
          </table:table-cell>
          <table:table-cell office:value-type="float" office:value="31.1" calcext:value-type="float">
            <text:p>31.1</text:p>
          </table:table-cell>
          <table:table-cell office:value-type="string" calcext:value-type="string">
            <text:p>±1.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s/>&gt; Profile Hénon-Heiles (shiftInvert) &gt; check eigenvalu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±0.0</text:p>
          </table:table-cell>
          <table:table-cell table:number-columns-repeated="1020"/>
        </table:table-row>
        <table:table-row table:style-name="ro1" table:number-rows-repeated="1048485">
          <table:table-cell table:number-columns-repeated="1024"/>
        </table:table-row>
        <table:table-row table:style-name="ro2" table:number-rows-repeated="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/00/0000</text:date>, <text:time style:data-style-name="N2" text:time-value="11:09:07.7832213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7T09:50:44.473407054</meta:creation-date>
    <dc:date>2023-02-09T12:08:20.672270780</dc:date>
    <meta:editing-duration>PT3H56M54S</meta:editing-duration>
    <meta:editing-cycles>7</meta:editing-cycles>
    <meta:generator>LibreOffice/6.4.7.2$Linux_X86_64 LibreOffice_project/40$Build-2</meta:generator>
    <meta:document-statistic meta:table-count="1" meta:cell-count="224" meta:object-count="0"/>
  </office:meta>
</office:document-meta>
</file>